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5d01" officeooo:paragraph-rsid="00025d01"/>
    </style:style>
    <style:style style:name="P2" style:family="paragraph" style:parent-style-name="Standard">
      <style:text-properties officeooo:rsid="0003a5f8" officeooo:paragraph-rsid="0003a5f8"/>
    </style:style>
    <style:style style:name="T1" style:family="text">
      <style:text-properties officeooo:rsid="0005a5b5"/>
    </style:style>
    <style:style style:name="T2" style:family="text">
      <style:text-properties officeooo:rsid="00074e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w a day, the recent random desese have com to human live and busy schedule in life have become one of big chaneelge. therefore IoTs device with supported from ICT play impotant role in healthcare. IoTs weareable devices have create new revolution to our healcaret industrial and more more people are trading to them depending on feature and medical condition that they want. Reseach have prove people have no problem to wear IoTs devices and that age from 24 to 47 yearold <text:s/>from 237 people </text:p>
      <text:p text:style-name="P1"/>
      <text:p text:style-name="P1">Smart deive have changes the healthacre system to become persionalize mainainting. <text:s/>because of the implementation wearablw smart device are able to capture significant changes in our body at anytime and save it for reference in future. With the simple confugeration setup, Iots device and easy calucaltion base on it measument and sending a laert notifycation to healcarenet work system. </text:p>
      <text:p text:style-name="P1"/>
      <text:p text:style-name="P1">The rapud grown of IoTs and Big data also create new advantage for many purposees such as personal or business. Remoting healthcare are benificail to many people and business. Reduce the amount of people apperance at doctor offices or hospital. Also more affective in evryday for many cases that are more importance to need docctor inspection thatn check up schelu. Supporting elder people to limit travale on the road and save time for employ to focus on what actually needs. </text:p>
      <text:p text:style-name="P1"/>
      <text:p text:style-name="P2">at first, there are a lot of advantage in usinf IoTs in healtsare system but there is also some challenges. Despite the cost for the smart technolies implementaion that patient need but it also benefit for entire social economy system because of the affected base on the feedback infor mation IoTs can make the right decsion whether or not people are in emergency need in quick and affected. <text:span text:style-name="T1">Moreover the more Iots are using the better ideas for complany to have a beeter design that fir human daily needs. Thast also can be a benefit to user to choose which is better bradn comparing between different company base on feature and cost. </text:span><text:span text:style-name="T2">The combincation of IoTs and ICT have made a significant change in our life. this also create a better system such as E-healcare to to reduce the presssure the phisical Healhtthcarw that have been facing throug decade. The better design of smart devices and good impleattaition required a long periodo of time and trend to what patient need in healthcare. Since theese comes to human life are going to good direction and a promise to biring a beeter service to human. </text:span></text:p>
      <text:p text:style-name="P1"/>
      <text:p text:style-name="P1">Monitoring the body condition</text:p>
      <text:p text:style-name="P1"/>
      <text:p text:style-name="P1">Sending alert </text:p>
      <text:p text:style-name="P1"/>
      <text:p text:style-name="P1">Remind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1T12:26:52.534000000</meta:creation-date>
    <dc:date>2024-02-01T12:59:13.203000000</dc:date>
    <meta:editing-duration>PT1H18M29S</meta:editing-duration>
    <meta:editing-cycles>4</meta:editing-cycles>
    <meta:generator>LibreOffice/7.6.3.2$Windows_X86_64 LibreOffice_project/29d686fea9f6705b262d369fede658f824154cc0</meta:generator>
    <meta:document-statistic meta:table-count="0" meta:image-count="0" meta:object-count="0" meta:page-count="1" meta:paragraph-count="7" meta:word-count="424" meta:character-count="2513" meta:non-whitespace-character-count="2089"/>
  </office:meta>
</office:document-meta>
</file>